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3.94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8.3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10.93cm"/>
      <style:paragraph-properties style:writing-mode="lr-tb"/>
    </style:style>
    <style:style style:name="gr4" style:family="graphic" style:parent-style-name="standard">
      <style:graphic-properties svg:stroke-color="#3465a4" draw:marker-start="" draw:fill-color="#729fcf" draw:textarea-vertical-align="middle"/>
    </style:style>
    <style:style style:name="gr5" style:family="graphic" style:parent-style-name="standard">
      <style:graphic-properties svg:stroke-color="#3465a4" draw:marker-start="" draw:marker-end="" draw:fill-color="#729fcf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6.48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marker-start="Arrowheads_20_4" draw:marker-end="Arrowheads_20_5" draw:marker-end-width="0.406cm" draw:textarea-vertical-align="middle"/>
    </style:style>
    <style:style style:name="gr9" style:family="graphic" style:parent-style-name="standard">
      <style:graphic-properties draw:stroke="dash" draw:stroke-dash="Double_20_Dash" svg:stroke-linecap="butt" draw:textarea-vertical-align="middle"/>
    </style:style>
    <style:style style:name="gr10" style:family="graphic" style:parent-style-name="standard">
      <style:graphic-properties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tyle="normal" style:font-style-asian="normal" style:font-style-complex="normal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1" draw:id="id11" draw:layer="layout" svg:width="4.445cm" svg:height="1.27cm" svg:x="12.747cm" svg:y="11.16cm">
          <text:p text:style-name="P1">MainWindow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445cm" svg:height="1.27cm" svg:x="27.67cm" svg:y="20.05cm">
          <text:p text:style-name="P2"><text:span text:style-name="T1">Dialog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8.89cm" svg:height="1.27cm" svg:x="14.652cm" svg:y="27.67cm">
          <text:p text:style-name="P1">DBConnectionSettingsDialog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11.43cm" svg:height="1.27cm" svg:x="26.4cm" svg:y="27.67cm">
          <text:p text:style-name="P1">DBConnectionSettingsChangedDialog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8.89cm" svg:height="1.27cm" svg:x="38.465cm" svg:y="27.67cm">
          <text:p text:style-name="P1">DBReconnectionResultDialog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line-skew="-1.905cm" svg:x1="19.097cm" svg:y1="27.67cm" svg:x2="29.892cm" svg:y2="21.32cm" draw:start-shape="id1" draw:start-glue-point="0" draw:end-shape="id2" draw:end-glue-point="2" svg:d="M19097 27670v-5080h10795v-1270" svg:viewBox="0 0 10796 6351">
          <text:p/>
        </draw:connector>
        <draw:connector draw:style-name="gr4" draw:text-style-name="P3" draw:layer="layout" svg:x1="25.13cm" svg:y1="25.765cm" svg:x2="29.892cm" svg:y2="21.32cm" draw:start-shape="id3" draw:start-glue-point="0" draw:end-shape="id2" draw:end-glue-point="2" svg:d="M25130 25765v-2222h4762v-2223" svg:viewBox="0 0 4763 4446">
          <text:p/>
        </draw:connector>
        <draw:connector draw:style-name="gr4" draw:text-style-name="P3" draw:layer="layout" draw:line-skew="-0.953cm" svg:x1="32.115cm" svg:y1="27.67cm" svg:x2="29.892cm" svg:y2="21.32cm" draw:start-shape="id4" draw:start-glue-point="0" draw:end-shape="id2" draw:end-glue-point="2" svg:d="M32115 27670v-4128h-2223v-2222" svg:viewBox="0 0 2224 6351">
          <text:p/>
        </draw:connector>
        <draw:connector draw:style-name="gr5" draw:text-style-name="P3" draw:layer="layout" draw:line-skew="-1.905cm" svg:x1="42.91cm" svg:y1="27.67cm" svg:x2="29.892cm" svg:y2="21.32cm" draw:start-shape="id5" draw:start-glue-point="0" draw:end-shape="id2" draw:end-glue-point="2" svg:d="M42910 27670v-5080h-13018v-1270" svg:viewBox="0 0 13019 6351">
          <text:p/>
        </draw:connector>
        <draw:custom-shape draw:style-name="gr1" draw:text-style-name="P1" xml:id="id9" draw:id="id9" draw:layer="layout" svg:width="4.445cm" svg:height="1.27cm" svg:x="27.67cm" svg:y="11.16cm"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4.445cm" svg:height="1.27cm" svg:x="37.195cm" svg:y="13.7cm">
          <text:p text:style-name="P1">TableChooser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4.445cm" svg:height="1.27cm" svg:x="20.05cm" svg:y="13.7cm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6.985cm" svg:height="1.27cm" svg:x="15.605cm" svg:y="30.845cm">
          <text:p text:style-name="P1">DBConnectionSettings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4.445cm" svg:height="1.27cm" svg:x="16.875cm" svg:y="34.655cm">
          <text:p text:style-name="P1">Settings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4.445cm" svg:height="1.27cm" svg:x="27.67cm" svg:y="16.24cm">
          <text:p text:style-name="P1">DBPtr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635cm" svg:height="0.635cm" svg:x="29.575cm" svg:y="21.63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8" draw:text-style-name="P4" draw:layer="layout" svg:x1="19.097cm" svg:y1="32.115cm" svg:x2="19.097cm" svg:y2="34.655cm" draw:start-shape="id6" draw:start-glue-point="2" draw:end-shape="id7" draw:end-glue-point="0" svg:d="M19097 32115v2540" svg:viewBox="0 0 1 2541">
          <text:p/>
        </draw:connector>
        <draw:connector draw:style-name="gr9" draw:text-style-name="P4" draw:layer="layout" svg:x1="22.272cm" svg:y1="13.7cm" svg:x2="27.67cm" svg:y2="11.795cm" draw:start-shape="id8" draw:start-glue-point="0" draw:end-shape="id9" draw:end-glue-point="3" svg:d="M22272 13700v-1905h5398" svg:viewBox="0 0 5399 1906">
          <text:p/>
        </draw:connector>
        <draw:connector draw:style-name="gr9" draw:text-style-name="P4" draw:layer="layout" svg:x1="39.417cm" svg:y1="13.7cm" svg:x2="32.115cm" svg:y2="11.795cm" draw:start-shape="id10" draw:start-glue-point="0" draw:end-shape="id9" draw:end-glue-point="1" svg:d="M39417 13700v-1905h-7302" svg:viewBox="0 0 7303 1906">
          <text:p/>
        </draw:connector>
        <draw:connector draw:style-name="gr9" draw:text-style-name="P4" draw:layer="layout" draw:line-skew="1.404cm" svg:x1="47.355cm" svg:y1="28.305cm" svg:x2="32.115cm" svg:y2="11.795cm" draw:start-shape="id5" draw:start-glue-point="1" draw:end-shape="id9" draw:end-glue-point="1" svg:d="M47355 28305h1905v-16510h-17145" svg:viewBox="0 0 17146 16511">
          <text:p/>
        </draw:connector>
        <draw:custom-shape draw:style-name="gr2" draw:text-style-name="P1" xml:id="id3" draw:id="id3" draw:layer="layout" svg:width="8.89cm" svg:height="1.27cm" svg:x="20.685cm" svg:y="25.765cm">
          <text:p text:style-name="P1">DBTableChoosingDialog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29.575cm" svg:y1="26.4cm" svg:x2="39.417cm" svg:y2="14.97cm" draw:start-shape="id3" draw:start-glue-point="1" draw:end-shape="id10" draw:end-glue-point="2" svg:d="M29575 26400h9842v-11430" svg:viewBox="0 0 9843 11431">
          <text:p/>
        </draw:connector>
        <draw:connector draw:style-name="gr9" draw:text-style-name="P4" draw:layer="layout" svg:x1="26.4cm" svg:y1="28.305cm" svg:x2="23.542cm" svg:y2="28.305cm" draw:start-shape="id4" draw:start-glue-point="3" draw:end-shape="id1" draw:end-glue-point="1" svg:d="M26400 28305h-2858" svg:viewBox="0 0 2859 1">
          <text:p/>
        </draw:connector>
        <draw:connector draw:style-name="gr9" draw:text-style-name="P4" draw:layer="layout" svg:x1="14.652cm" svg:y1="28.305cm" svg:x2="12.747cm" svg:y2="11.795cm" draw:start-shape="id1" draw:start-glue-point="3" draw:end-shape="id11" draw:end-glue-point="3" svg:d="M14652 28305h-2407v-16510h502" svg:viewBox="0 0 2408 16511">
          <text:p/>
        </draw:connector>
        <draw:connector draw:style-name="gr10" draw:text-style-name="P4" draw:layer="layout" draw:line-skew="-3.309cm" svg:x1="27.67cm" svg:y1="16.875cm" svg:x2="20.685cm" svg:y2="26.4cm" draw:start-shape="id12" draw:start-glue-point="3" draw:end-shape="id3" draw:end-glue-point="3" svg:d="M27670 16875h-10795v9525h3810" svg:viewBox="0 0 10796 9526">
          <text:p/>
        </draw:connector>
        <draw:connector draw:style-name="gr10" draw:text-style-name="P4" draw:layer="layout" svg:x1="14.969cm" svg:y1="12.43cm" svg:x2="20.685cm" svg:y2="26.4cm" draw:start-shape="id11" draw:start-glue-point="2" draw:end-shape="id3" draw:end-glue-point="3" svg:d="M14969 12430v13970h5716" svg:viewBox="0 0 5717 13971">
          <text:p/>
        </draw:connector>
        <draw:connector draw:style-name="gr10" draw:text-style-name="P4" draw:layer="layout" svg:x1="14.969cm" svg:y1="12.43cm" svg:x2="20.05cm" svg:y2="14.335cm" draw:start-shape="id11" draw:start-glue-point="2" draw:end-shape="id8" draw:end-glue-point="3" svg:d="M14969 12430v1905h5081" svg:viewBox="0 0 5082 1906">
          <text:p/>
        </draw:connector>
        <draw:connector draw:style-name="gr10" draw:text-style-name="P4" draw:layer="layout" svg:x1="19.097cm" svg:y1="30.845cm" svg:x2="19.097cm" svg:y2="28.94cm" draw:start-shape="id6" draw:start-glue-point="0" draw:end-shape="id1" draw:end-glue-point="2" svg:d="M19097 30845v-1905" svg:viewBox="0 0 1 1906">
          <text:p/>
        </draw:connector>
        <draw:connector draw:style-name="gr10" draw:text-style-name="P4" draw:layer="layout" svg:x1="29.892cm" svg:y1="16.24cm" svg:x2="29.892cm" svg:y2="12.43cm" draw:start-shape="id12" draw:start-glue-point="0" draw:end-shape="id9" draw:end-glue-point="2" svg:d="M29892 16240v-3810" svg:viewBox="0 0 1 381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large" draw:display-name="Arrow large" svg:viewBox="0 0 20 40" svg:d="M0 40l10-40 10 40z"/>
    <draw:marker draw:name="Arrowheads_20_4" draw:display-name="Arrowheads 4" svg:viewBox="0 0 3000 6000" svg:d="M1500 0l1500 3000-1500 3000-1500-3000z"/>
    <draw:marker draw:name="Arrowheads_20_5" draw:display-name="Arrowheads 5" svg:viewBox="0 0 20 40" svg:d="M0 40l10-40 10 4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Arrow_20_large" draw:marker-start-width="0.406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7T18:06:54.357633183</meta:creation-date>
    <dc:date>2023-05-08T15:13:05.304009962</dc:date>
    <meta:editing-duration>PT6H21M31S</meta:editing-duration>
    <meta:editing-cycles>29</meta:editing-cycles>
    <meta:generator>LibreOffice/7.3.7.2$Linux_X86_64 LibreOffice_project/30$Build-2</meta:generator>
    <meta:document-statistic meta:object-count="29"/>
  </office:meta>
</office:document-meta>
</file>